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f5ead" officeooo:paragraph-rsid="000f5ead"/>
    </style:style>
    <style:style style:name="P2" style:family="paragraph" style:parent-style-name="Standard">
      <style:paragraph-properties fo:text-align="start" style:justify-single-word="false"/>
      <style:text-properties style:text-underline-style="none" officeooo:rsid="000f5ead" officeooo:paragraph-rsid="000f5ead"/>
    </style:style>
    <style:style style:name="P3" style:family="paragraph" style:parent-style-name="Standard">
      <style:paragraph-properties fo:text-align="start" style:justify-single-word="false"/>
      <style:text-properties style:text-underline-style="none" officeooo:rsid="000f7a45" officeooo:paragraph-rsid="000f7a45"/>
    </style:style>
    <style:style style:name="P4" style:family="paragraph" style:parent-style-name="Standard">
      <style:paragraph-properties fo:text-align="start" style:justify-single-word="false"/>
      <style:text-properties style:text-underline-style="none" officeooo:rsid="0010fddf" officeooo:paragraph-rsid="0010fddf"/>
    </style:style>
    <style:style style:name="T1" style:family="text">
      <style:text-properties officeooo:rsid="000f7a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7 </text:p>
      <text:p text:style-name="P1"/>
      <text:p text:style-name="P2">Compte rendu : </text:p>
      <text:p text:style-name="P2"/>
      <text:p text:style-name="P2">J’ai commencé le projet en cherchant les mots de vocabulaire que je ne connaissais pas. J’ai ensuite fait des cours pour obtenir les compétences qui me manquaient. <text:span text:style-name="T1">J’ai rencontré le problème suivant : dans le cours flask OC, il n’est jamais abordé la question des requêtes CORS. <text:s/></text:span></text:p>
      <text:p text:style-name="P2"/>
      <text:p text:style-name="P2">J’ai mis en place des étapes à suivre sur Trello. </text:p>
      <text:p text:style-name="P2"/>
      <text:p text:style-name="P2">J’ai créé mon projet flask et je lui ai ajouté des fonctionnalités au fur et à mesure. Je suis parti en premier sur la page HTML avec un CSS très simple pour avoir du visuel. Ensuite j’ai ajouté mon JS pour envoyer du JSON via les requêtes AJAX. </text:p>
      <text:p text:style-name="P2"/>
      <text:p text:style-name="P2">Mon app recevait bien les requêtes alors j’ai commencé à écrire mes tests, ce que j’attendais de mes classes. Puis j’ai créé mes classes Parser, Geocoding et WikiData. La première parse, la deuxième interagit avec l’api googlemaps et la dernière avec l’api wikipédia. </text:p>
      <text:p text:style-name="P2"/>
      <text:p text:style-name="P2">J’ai ensuite fait tester mon app à mon entourage et j’ai amélioré le CSS et le <text:span text:style-name="T1">parser pour résoudre des problèmes que mes testeurs avaient rencontré.</text:span></text:p>
      <text:p text:style-name="P2"/>
      <text:p text:style-name="P3">J’ai rencontré des difficultés pour déployer mon application sur heroku mais je les ai surmonté en cherchant des informations sur internet. Mon application est maintenant disponible ici : <text:a xlink:type="simple" xlink:href="https://peaceful-garden-24014.herokuapp.com/" text:style-name="Internet_20_link" text:visited-style-name="Visited_20_Internet_20_Link">https://peaceful-garden-24014.herokuapp.com/</text:a></text:p>
      <text:p text:style-name="P3"/>
      <text:p text:style-name="P4">J’ai également rencontré des difficultés sur le testing pour le TDD. Ce n’est pas le TDD en lui-même qui est dur mais je trouve que dans le cours la partie mock n’est pas assez développé. J’ai mis du temps à comprendre l’intérêt jusqu’à trouver cette phrase qui a permis un déclic : Pour tester une réalité, il faut une réalité. Je pense que le cours gagnerai à prendre une exemple plus simple que l’application qu’utilise Céline. L’idéal serait à mon avis, la création d’une app en TD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4:19:42.236573170</meta:creation-date>
    <dc:date>2020-02-23T20:19:49.558405355</dc:date>
    <meta:editing-duration>PT13M44S</meta:editing-duration>
    <meta:editing-cycles>2</meta:editing-cycles>
    <meta:generator>LibreOffice/6.0.7.3$Linux_X86_64 LibreOffice_project/00m0$Build-3</meta:generator>
    <meta:document-statistic meta:table-count="0" meta:image-count="0" meta:object-count="0" meta:page-count="1" meta:paragraph-count="9" meta:word-count="295" meta:character-count="1737" meta:non-whitespace-character-count="1443"/>
  </office:meta>
</office:document-meta>
</file>